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ContextImpl.deactivateProvidedRe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Impl.createPartnerRoleChannel( QName qName , PortType portType ,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Impl.deactivateMyRoleEndpoint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indingContextImpl.BindingContextImpl( 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RoleChannel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tnerRoleChannelImpl.getInitialEndpoi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Impl.activateProvidedRe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Impl.activateMyRoleEndpoint( QName qName ,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